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998cm" svg:y="19.914cm">
            <draw:object draw:notify-on-update-of-ranges="Sheet1.I49:Sheet1.I49 Sheet1.I50:Sheet1.I82 Sheet1.J49:Sheet1.J49 Sheet1.J50:Sheet1.J82 Sheet1.K49:Sheet1.K49 Sheet1.K50:Sheet1.K82 Sheet1.L49:Sheet1.L49 Sheet1.M50:Sheet1.M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formula="of:=COM.MICROSOFT.CONCAT([.B1:.E1])" office:value-type="string" office:string-value="59796575" calcext:value-type="string">
            <text:p>597965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328" calcext:value-type="float">
            <text:p>1328</text:p>
          </table:table-cell>
          <table:table-cell table:formula="of:=COM.MICROSOFT.CONCAT([.B2:.E2])" office:value-type="string" office:string-value="597123410321328" calcext:value-type="string">
            <text:p>597123410321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riminant</text:p>
          </table:table-cell>
          <table:table-cell table:formula="of:=([.B1]^2)-4*[.B2]" office:value-type="float" office:value="1093" calcext:value-type="float">
            <text:p>1093</text:p>
          </table:table-cell>
          <table:table-cell table:formula="of:=([.C1]^2)-4*[.C2]" office:value-type="float" office:value="1305" calcext:value-type="float">
            <text:p>1305</text:p>
          </table:table-cell>
          <table:table-cell table:formula="of:=([.D1]^2)-4*[.D2]" office:value-type="float" office:value="97" calcext:value-type="float">
            <text:p>97</text:p>
          </table:table-cell>
          <table:table-cell table:formula="of:=([.E1]^2)-4*[.E2]" office:value-type="float" office:value="313" calcext:value-type="float">
            <text:p>313</text:p>
          </table:table-cell>
          <table:table-cell table:formula="of:=([.F1]^2)-4*[.F2]" office:value-type="float" office:value="1187136740445313" calcext:value-type="float">
            <text:p>1187136740445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Rond</text:p>
          </table:table-cell>
          <table:table-cell table:formula="of:=ROUNDUP(([.B1]-SQRT([.B3]))/2;0)" office:value-type="float" office:value="13" calcext:value-type="float">
            <text:p>13</text:p>
          </table:table-cell>
          <table:table-cell table:formula="of:=ROUNDUP(([.C1]-SQRT([.C3]))/2;0)" office:value-type="float" office:value="22" calcext:value-type="float">
            <text:p>22</text:p>
          </table:table-cell>
          <table:table-cell table:formula="of:=ROUNDUP(([.D1]-SQRT([.D3]))/2;0)" office:value-type="float" office:value="28" calcext:value-type="float">
            <text:p>28</text:p>
          </table:table-cell>
          <table:table-cell table:formula="of:=ROUNDUP(([.E1]-SQRT([.E3]))/2;0)" office:value-type="float" office:value="29" calcext:value-type="float">
            <text:p>29</text:p>
          </table:table-cell>
          <table:table-cell table:formula="of:=ROUNDUP(([.F1]-SQRT([.F3]))/2;0)" office:value-type="float" office:value="12670863" calcext:value-type="float">
            <text:p>12670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formula="of:=([.B1]-SQRT([.B3]))/2" office:value-type="float" office:value="12.9697247451835" calcext:value-type="float">
            <text:p>12.9697247451835</text:p>
          </table:table-cell>
          <table:table-cell table:formula="of:=([.C1]-SQRT([.C3]))/2" office:value-type="float" office:value="21.4376081318116" calcext:value-type="float">
            <text:p>21.4376081318116</text:p>
          </table:table-cell>
          <table:table-cell table:formula="of:=([.D1]-SQRT([.D3]))/2" office:value-type="float" office:value="27.575571099102" calcext:value-type="float">
            <text:p>27.575571099102</text:p>
          </table:table-cell>
          <table:table-cell table:formula="of:=([.E1]-SQRT([.E3]))/2" office:value-type="float" office:value="28.6540969935229" calcext:value-type="float">
            <text:p>28.6540969935229</text:p>
          </table:table-cell>
          <table:table-cell table:formula="of:=([.F1]-SQRT([.F3]))/2" office:value-type="float" office:value="12670862.1232547" calcext:value-type="float">
            <text:p>12670862.1232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Min</text:p>
          </table:table-cell>
          <table:table-cell table:formula="of:=IF([.B4]=[.B5];[.B5]+1;[.B4])" office:value-type="float" office:value="13" calcext:value-type="float">
            <text:p>13</text:p>
          </table:table-cell>
          <table:table-cell table:formula="of:=IF([.C4]=[.C5];[.C5]+1;[.C4])" office:value-type="float" office:value="22" calcext:value-type="float">
            <text:p>22</text:p>
          </table:table-cell>
          <table:table-cell table:formula="of:=IF([.D4]=[.D5];[.D5]+1;[.D4])" office:value-type="float" office:value="28" calcext:value-type="float">
            <text:p>28</text:p>
          </table:table-cell>
          <table:table-cell table:formula="of:=IF([.E4]=[.E5];[.E5]+1;[.E4])" office:value-type="float" office:value="29" calcext:value-type="float">
            <text:p>29</text:p>
          </table:table-cell>
          <table:table-cell table:formula="of:=IF([.F4]=[.F5];[.F5]+1;[.F4])" office:value-type="float" office:value="12670863" calcext:value-type="float">
            <text:p>12670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rond</text:p>
          </table:table-cell>
          <table:table-cell table:formula="of:=ROUNDUP(([.B1]+SQRT([.B3]))/2;0)" office:value-type="float" office:value="47" calcext:value-type="float">
            <text:p>47</text:p>
          </table:table-cell>
          <table:table-cell table:formula="of:=ROUNDUP(([.C1]+SQRT([.C3]))/2;0)" office:value-type="float" office:value="58" calcext:value-type="float">
            <text:p>58</text:p>
          </table:table-cell>
          <table:table-cell table:formula="of:=ROUNDUP(([.D1]+SQRT([.D3]))/2;0)" office:value-type="float" office:value="38" calcext:value-type="float">
            <text:p>38</text:p>
          </table:table-cell>
          <table:table-cell table:formula="of:=ROUNDUP(([.E1]+SQRT([.E3]))/2;0)" office:value-type="float" office:value="47" calcext:value-type="float">
            <text:p>47</text:p>
          </table:table-cell>
          <table:table-cell table:formula="of:=ROUNDUP(([.F1]+SQRT([.F3]))/2;0)" office:value-type="float" office:value="47125713" calcext:value-type="float">
            <text:p>4712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rond</text:p>
          </table:table-cell>
          <table:table-cell table:formula="of:=([.B1]+SQRT([.B3]))/2" office:value-type="float" office:value="46.0302752548165" calcext:value-type="float">
            <text:p>46.0302752548165</text:p>
          </table:table-cell>
          <table:table-cell table:formula="of:=([.C1]+SQRT([.C3]))/2" office:value-type="float" office:value="57.5623918681884" calcext:value-type="float">
            <text:p>57.5623918681884</text:p>
          </table:table-cell>
          <table:table-cell table:formula="of:=([.D1]+SQRT([.D3]))/2" office:value-type="float" office:value="37.4244289008981" calcext:value-type="float">
            <text:p>37.4244289008981</text:p>
          </table:table-cell>
          <table:table-cell table:formula="of:=([.E1]+SQRT([.E3]))/2" office:value-type="float" office:value="46.3459030064771" calcext:value-type="float">
            <text:p>46.3459030064771</text:p>
          </table:table-cell>
          <table:table-cell table:formula="of:=([.F1]+SQRT([.F3]))/2" office:value-type="float" office:value="47125712.8767453" calcext:value-type="float">
            <text:p>47125712.8767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Max</text:p>
          </table:table-cell>
          <table:table-cell table:formula="of:=IF([.B8]=[.B7];[.B7]-1;[.B7])" office:value-type="float" office:value="47" calcext:value-type="float">
            <text:p>47</text:p>
          </table:table-cell>
          <table:table-cell table:formula="of:=IF([.C8]=[.C7];[.C7]-1;[.C7])" office:value-type="float" office:value="58" calcext:value-type="float">
            <text:p>58</text:p>
          </table:table-cell>
          <table:table-cell table:formula="of:=IF([.D8]=[.D7];[.D7];[.D7])" office:value-type="float" office:value="38" calcext:value-type="float">
            <text:p>38</text:p>
          </table:table-cell>
          <table:table-cell table:formula="of:=IF([.E8]=[.E7];[.E7];[.E7])" office:value-type="float" office:value="47" calcext:value-type="float">
            <text:p>47</text:p>
          </table:table-cell>
          <table:table-cell table:formula="of:=IF([.F8]=[.F7];[.F7];[.F7])" office:value-type="float" office:value="47125713" calcext:value-type="float">
            <text:p>4712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lossingen</text:p>
          </table:table-cell>
          <table:table-cell table:formula="of:=[.B9]-[.B6]" office:value-type="float" office:value="34" calcext:value-type="float">
            <text:p>34</text:p>
          </table:table-cell>
          <table:table-cell table:formula="of:=[.C9]-[.C6]" office:value-type="float" office:value="36" calcext:value-type="float">
            <text:p>36</text:p>
          </table:table-cell>
          <table:table-cell table:formula="of:=[.D9]-[.D6]" office:value-type="float" office:value="10" calcext:value-type="float">
            <text:p>10</text:p>
          </table:table-cell>
          <table:table-cell table:formula="of:=[.E9]-[.E6]" office:value-type="float" office:value="18" calcext:value-type="float">
            <text:p>18</text:p>
          </table:table-cell>
          <table:table-cell table:formula="of:=[.F9]-[.F6]" office:value-type="float" office:value="34454850" calcext:value-type="float">
            <text:p>34454850</text:p>
          </table:table-cell>
          <table:table-cell table:formula="of:=[.B10]*[.C10]*[.D10]*[.E10]" office:value-type="float" office:value="220320" calcext:value-type="float">
            <text:p>220320</text:p>
          </table:table-cell>
          <table:table-cell table:number-columns-repeated="6"/>
        </table:table-row>
        <table:table-row table:style-name="ro1" table:number-rows-repeated="27">
          <table:table-cell table:number-columns-repeated="13"/>
        </table:table-row>
        <table:table-row table:style-name="ro1" table:visibility="collapse" table:number-rows-repeated="2">
          <table:table-cell table:number-columns-repeated="1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^2 + bx + c = 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^2 -7*'t +9 = 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ime</text:p>
          </table:table-cell>
          <table:table-cell office:value-type="string" calcext:value-type="string">
            <text:p>hold_ti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Formule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H50]-[.I50])*[.I50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J50]^2-1" office:value-type="float" office:value="-1" calcext:value-type="float">
            <text:p>-1</text:p>
          </table:table-cell>
          <table:table-cell table:style-name="ce2" table:formula="of:=(([.H50]-[.I50])*[.I50])-[.K50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formula="of:=[.B10]*[.C10]*[.D10]" office:value-type="float" office:value="12240" calcext:value-type="float">
            <text:p>122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H51]-[.I51])*[.I51]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J51]^2-1" office:value-type="float" office:value="840" calcext:value-type="float">
            <text:p>840</text:p>
          </table:table-cell>
          <table:table-cell table:style-name="ce2" table:formula="of:=(([.H51]-[.I51])*[.I51])-[.K5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([.H52]-[.I52])*[.I52]"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[.J52]^2-1" office:value-type="float" office:value="3135" calcext:value-type="float">
            <text:p>3135</text:p>
          </table:table-cell>
          <table:table-cell table:style-name="ce2" table:formula="of:=(([.H52]-[.I52])*[.I52])-[.K52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([.H53]-[.I53])*[.I53]"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table:formula="of:=[.J53]^2-1" office:value-type="float" office:value="6560" calcext:value-type="float">
            <text:p>6560</text:p>
          </table:table-cell>
          <table:table-cell table:style-name="ce2" table:formula="of:=(([.H53]-[.I53])*[.I53])-[.K53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([.H54]-[.I54])*[.I54]"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formula="of:=[.J54]^2-1" office:value-type="float" office:value="10815" calcext:value-type="float">
            <text:p>10815</text:p>
          </table:table-cell>
          <table:table-cell table:style-name="ce2" table:formula="of:=(([.H54]-[.I54])*[.I54])-[.K54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H55]-[.I55])*[.I55]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[.J55]^2-1" office:value-type="float" office:value="15624" calcext:value-type="float">
            <text:p>15624</text:p>
          </table:table-cell>
          <table:table-cell table:style-name="ce2" table:formula="of:=(([.H55]-[.I55])*[.I55])-[.K55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([.H56]-[.I56])*[.I56]"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formula="of:=[.J56]^2-1" office:value-type="float" office:value="20735" calcext:value-type="float">
            <text:p>20735</text:p>
          </table:table-cell>
          <table:table-cell table:style-name="ce2" table:formula="of:=(([.H56]-[.I56])*[.I56])-[.K56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([.H57]-[.I57])*[.I57]"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formula="of:=[.J57]^2-1" office:value-type="float" office:value="25920" calcext:value-type="float">
            <text:p>25920</text:p>
          </table:table-cell>
          <table:table-cell table:style-name="ce2" table:formula="of:=(([.H57]-[.I57])*[.I57])-[.K57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([.H58]-[.I58])*[.I58]"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formula="of:=[.J58]^2-1" office:value-type="float" office:value="30975" calcext:value-type="float">
            <text:p>30975</text:p>
          </table:table-cell>
          <table:table-cell table:style-name="ce2" table:formula="of:=(([.H58]-[.I58])*[.I58])-[.K58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([.H59]-[.I59])*[.I59]"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formula="of:=[.J59]^2-1" office:value-type="float" office:value="35720" calcext:value-type="float">
            <text:p>35720</text:p>
          </table:table-cell>
          <table:table-cell table:style-name="ce2" table:formula="of:=(([.H59]-[.I59])*[.I59])-[.K59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H60]-[.I60])*[.I60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[.J60]^2-1" office:value-type="float" office:value="39999" calcext:value-type="float">
            <text:p>39999</text:p>
          </table:table-cell>
          <table:table-cell table:style-name="ce2" table:formula="of:=(([.H60]-[.I60])*[.I60])-[.K60]=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H61]-[.I61])*[.I61]"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formula="of:=[.J61]^2-1" office:value-type="float" office:value="43680" calcext:value-type="float">
            <text:p>43680</text:p>
          </table:table-cell>
          <table:table-cell table:style-name="ce2" table:formula="of:=(([.H61]-[.I61])*[.I61])-[.K6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([.H62]-[.I62])*[.I62]"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[.J62]^2-1" office:value-type="float" office:value="46655" calcext:value-type="float">
            <text:p>46655</text:p>
          </table:table-cell>
          <table:table-cell table:style-name="ce2" table:formula="of:=(([.H62]-[.I62])*[.I62])-[.K62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([.H63]-[.I63])*[.I63]"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formula="of:=[.J63]^2-1" office:value-type="float" office:value="48840" calcext:value-type="float">
            <text:p>48840</text:p>
          </table:table-cell>
          <table:table-cell table:style-name="ce2" table:formula="of:=(([.H63]-[.I63])*[.I63])-[.K63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([.H64]-[.I64])*[.I64]"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formula="of:=[.J64]^2-1" office:value-type="float" office:value="50175" calcext:value-type="float">
            <text:p>50175</text:p>
          </table:table-cell>
          <table:table-cell table:style-name="ce2" table:formula="of:=(([.H64]-[.I64])*[.I64])-[.K64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([.H65]-[.I65])*[.I65]"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formula="of:=[.J65]^2-1" office:value-type="float" office:value="50624" calcext:value-type="float">
            <text:p>50624</text:p>
          </table:table-cell>
          <table:table-cell table:style-name="ce2" table:formula="of:=(([.H65]-[.I65])*[.I65])-[.K65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([.H66]-[.I66])*[.I66]"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formula="of:=[.J66]^2-1" office:value-type="float" office:value="50175" calcext:value-type="float">
            <text:p>50175</text:p>
          </table:table-cell>
          <table:table-cell table:style-name="ce2" table:formula="of:=(([.H66]-[.I66])*[.I66])-[.K66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([.H67]-[.I67])*[.I67]"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formula="of:=[.J67]^2-1" office:value-type="float" office:value="48840" calcext:value-type="float">
            <text:p>48840</text:p>
          </table:table-cell>
          <table:table-cell table:style-name="ce2" table:formula="of:=(([.H67]-[.I67])*[.I67])-[.K67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[.H68]-[.I68])*[.I68]"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[.J68]^2-1" office:value-type="float" office:value="46655" calcext:value-type="float">
            <text:p>46655</text:p>
          </table:table-cell>
          <table:table-cell table:style-name="ce2" table:formula="of:=(([.H68]-[.I68])*[.I68])-[.K68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([.H69]-[.I69])*[.I69]"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formula="of:=[.J69]^2-1" office:value-type="float" office:value="43680" calcext:value-type="float">
            <text:p>43680</text:p>
          </table:table-cell>
          <table:table-cell table:style-name="ce2" table:formula="of:=(([.H69]-[.I69])*[.I69])-[.K69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[.H70]-[.I70])*[.I70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[.J70]^2-1" office:value-type="float" office:value="39999" calcext:value-type="float">
            <text:p>39999</text:p>
          </table:table-cell>
          <table:table-cell table:style-name="ce2" table:formula="of:=(([.H70]-[.I70])*[.I70])-[.K70]=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([.H71]-[.I71])*[.I71]"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formula="of:=[.J71]^2-1" office:value-type="float" office:value="35720" calcext:value-type="float">
            <text:p>35720</text:p>
          </table:table-cell>
          <table:table-cell table:style-name="ce2" table:formula="of:=(([.H71]-[.I71])*[.I71])-[.K7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([.H72]-[.I72])*[.I72]"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formula="of:=[.J72]^2-1" office:value-type="float" office:value="30975" calcext:value-type="float">
            <text:p>30975</text:p>
          </table:table-cell>
          <table:table-cell table:style-name="ce2" table:formula="of:=(([.H72]-[.I72])*[.I72])-[.K72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H73]-[.I73])*[.I73]"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formula="of:=[.J73]^2-1" office:value-type="float" office:value="25920" calcext:value-type="float">
            <text:p>25920</text:p>
          </table:table-cell>
          <table:table-cell table:style-name="ce2" table:formula="of:=(([.H73]-[.I73])*[.I73])-[.K73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([.H74]-[.I74])*[.I74]"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formula="of:=[.J74]^2-1" office:value-type="float" office:value="20735" calcext:value-type="float">
            <text:p>20735</text:p>
          </table:table-cell>
          <table:table-cell table:style-name="ce2" table:formula="of:=(([.H74]-[.I74])*[.I74])-[.K74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H75]-[.I75])*[.I75]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[.J75]^2-1" office:value-type="float" office:value="15624" calcext:value-type="float">
            <text:p>15624</text:p>
          </table:table-cell>
          <table:table-cell table:style-name="ce2" table:formula="of:=(([.H75]-[.I75])*[.I75])-[.K75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([.H76]-[.I76])*[.I76]"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formula="of:=[.J76]^2-1" office:value-type="float" office:value="10815" calcext:value-type="float">
            <text:p>10815</text:p>
          </table:table-cell>
          <table:table-cell table:style-name="ce2" table:formula="of:=(([.H76]-[.I76])*[.I76])-[.K76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([.H77]-[.I77])*[.I77]"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table:formula="of:=[.J77]^2-1" office:value-type="float" office:value="6560" calcext:value-type="float">
            <text:p>6560</text:p>
          </table:table-cell>
          <table:table-cell table:style-name="ce2" table:formula="of:=(([.H77]-[.I77])*[.I77])-[.K77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H78]-[.I78])*[.I78]"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[.J78]^2-1" office:value-type="float" office:value="3135" calcext:value-type="float">
            <text:p>3135</text:p>
          </table:table-cell>
          <table:table-cell table:style-name="ce2" table:formula="of:=(([.H78]-[.I78])*[.I78])-[.K78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H79]-[.I79])*[.I79]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J79]^2-1" office:value-type="float" office:value="840" calcext:value-type="float">
            <text:p>840</text:p>
          </table:table-cell>
          <table:table-cell table:style-name="ce2" table:formula="of:=(([.H79]-[.I79])*[.I79])-[.K79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30" calcext:value-type="float">
            <text:p>30</text:p>
          </table:table-cell>
          <table:table-cell table:formula="of:=([.H80]-[.I80])*[.I80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J80]^2-1" office:value-type="float" office:value="-1" calcext:value-type="float">
            <text:p>-1</text:p>
          </table:table-cell>
          <table:table-cell table:style-name="ce2" table:formula="of:=(([.H80]-[.I80])*[.I80])-[.K80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H81]-[.I81])*[.I81]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J81]^2-1" office:value-type="float" office:value="840" calcext:value-type="float">
            <text:p>840</text:p>
          </table:table-cell>
          <table:table-cell table:style-name="ce2" table:formula="of:=(([.H81]-[.I81])*[.I81])-[.K8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30" calcext:value-type="float">
            <text:p>30</text:p>
          </table:table-cell>
          <table:table-cell table:formula="of:=([.H82]-[.I82])*[.I82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J82]^2-1" office:value-type="float" office:value="-1" calcext:value-type="float">
            <text:p>-1</text:p>
          </table:table-cell>
          <table:table-cell table:style-name="ce2" table:formula="of:=(([.H82]-[.I82])*[.I82])-[.K82]=0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7:15:40.386000000</meta:creation-date>
    <dc:date>2023-12-11T18:47:57.779000000</dc:date>
    <meta:editing-duration>PT1H32M18S</meta:editing-duration>
    <meta:editing-cycles>1</meta:editing-cycles>
    <meta:generator>LibreOffice/7.4.5.1$Windows_X86_64 LibreOffice_project/9c0871452b3918c1019dde9bfac75448afc4b57f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703cm" style:legend-expansion="high" chart:style-name="ch2"/>
        <chart:plot-area chart:style-name="ch3" table:cell-range-address="Sheet1.I49:Sheet1.K82 Sheet1.L49:Sheet1.L49 Sheet1.M50:Sheet1.M82" chart:data-source-has-labels="both" svg:x="0.32cm" svg:y="0.18cm" svg:width="12.772cm" svg:height="8.64cm">
          <chart:coordinate-region svg:x="1.127cm" svg:y="0.379cm" svg:width="11.825cm" svg:height="7.649cm"/>
          <chart:axis chart:dimension="x" chart:name="primary-x" chart:style-name="ch4" chartooo:axis-type="auto">
            <chartooo:date-scale/>
            <chart:categories table:cell-range-address="Sheet1.I50:Sheet1.I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50:Sheet1.J82" chart:label-cell-address="Sheet1.J49:Sheet1.J49" chart:class="chart:line">
            <chart:data-point chart:repeated="33"/>
          </chart:series>
          <chart:series chart:style-name="ch7" chart:values-cell-range-address="Sheet1.K50:Sheet1.K82" chart:label-cell-address="Sheet1.K49:Sheet1.K49" chart:class="chart:line">
            <chart:data-point chart:repeated="33"/>
          </chart:series>
          <chart:series chart:style-name="ch8" chart:values-cell-range-address="Sheet1.M50:Sheet1.M82" chart:label-cell-address="Sheet1.L49:Sheet1.L49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Sheet1.J49:Sheet1.J49</svg:desc>
                </draw:g>
              </table:table-cell>
              <table:table-cell office:value-type="string">
                <text:p>goal</text:p>
                <draw:g>
                  <svg:desc>Sheet1.K49:Sheet1.K49</svg:desc>
                </draw:g>
              </table:table-cell>
              <table:table-cell office:value-type="string">
                <text:p>Formule</text:p>
                <draw:g>
                  <svg:desc>Sheet1.L49:Sheet1.L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I50:Sheet1.I82</svg:desc>
                </draw:g>
              </table:table-cell>
              <table:table-cell office:value-type="float" office:value="0">
                <text:p>0</text:p>
                <draw:g>
                  <svg:desc>Sheet1.J50:Sheet1.J82</svg:desc>
                </draw:g>
              </table:table-cell>
              <table:table-cell office:value-type="float" office:value="200">
                <text:p>200</text:p>
                <draw:g>
                  <svg:desc>Sheet1.K50:Sheet1.K82</svg:desc>
                </draw:g>
              </table:table-cell>
              <table:table-cell office:value-type="float" office:value="0">
                <text:p>0</text:p>
                <draw:g>
                  <svg:desc>Sheet1.M50:Sheet1.M8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1">
                <text:p>16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4">
                <text:p>22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1">
                <text:p>2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9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6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